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370E518293.png"/>
  <manifest:file-entry manifest:media-type="image/png" manifest:full-path="Pictures/1000020100000040000000371EEE26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.353cm" svg:height="1.163cm" svg:x="1.187cm" svg:y="0.742cm">
          <draw:image xlink:href="Pictures/1000020100000040000000371EEE26A0.png" xlink:type="simple" xlink:show="embed" xlink:actuate="onLoad">
            <text:p/>
          </draw:image>
        </draw:frame>
        <draw:frame draw:style-name="gr1" draw:text-style-name="P1" draw:layer="layout" svg:width="3.81cm" svg:height="3.068cm" svg:x="3.175cm" svg:y="0.742cm">
          <draw:image xlink:href="Pictures/1000020100000040000000371EEE26A0.png" xlink:type="simple" xlink:show="embed" xlink:actuate="onLoad">
            <text:p/>
          </draw:image>
        </draw:frame>
        <draw:frame draw:style-name="gr1" draw:text-style-name="P1" draw:layer="layout" svg:width="1.353cm" svg:height="1.163cm" svg:x="1.27cm" svg:y="5.08cm">
          <draw:image xlink:href="Pictures/1000020100000040000000371EEE26A0.png" xlink:type="simple" xlink:show="embed" xlink:actuate="onLoad">
            <text:p/>
          </draw:image>
        </draw:frame>
        <draw:frame draw:style-name="gr1" draw:text-style-name="P1" draw:layer="layout" svg:width="1.353cm" svg:height="1.163cm" svg:x="1.905cm" svg:y="5.715cm">
          <draw:image xlink:href="Pictures/1000020100000040000000371EEE26A0.png" xlink:type="simple" xlink:show="embed" xlink:actuate="onLoad">
            <text:p/>
          </draw:image>
        </draw:frame>
        <draw:frame draw:style-name="gr1" draw:text-style-name="P1" draw:layer="layout" svg:width="1.353cm" svg:height="1.163cm" svg:x="1.187cm" svg:y="8.255cm">
          <draw:image xlink:href="Pictures/1000020100000040000000371EEE26A0.png" xlink:type="simple" xlink:show="embed" xlink:actuate="onLoad">
            <text:p/>
          </draw:image>
        </draw:frame>
        <draw:frame draw:style-name="gr1" draw:text-style-name="P1" draw:layer="layout" svg:width="1.353cm" svg:height="1.163cm" svg:x="2.54cm" svg:y="8.255cm">
          <draw:image xlink:href="Pictures/1000020100000040000000371EEE26A0.png" xlink:type="simple" xlink:show="embed" xlink:actuate="onLoad">
            <text:p/>
          </draw:image>
        </draw:frame>
        <draw:frame draw:style-name="gr1" draw:text-style-name="P1" draw:layer="layout" svg:width="4.445cm" svg:height="3.81cm" svg:x="1.27cm" svg:y="10.16cm">
          <draw:image xlink:href="Pictures/1000020100000040000000371EEE26A0.png" xlink:type="simple" xlink:show="embed" xlink:actuate="onLoad">
            <text:p/>
          </draw:image>
        </draw:frame>
        <draw:frame draw:style-name="gr1" draw:text-style-name="P1" draw:layer="layout" svg:width="1.353cm" svg:height="1.163cm" svg:x="2.54cm" svg:y="11.43cm">
          <draw:image xlink:href="Pictures/1000020100000040000000371EEE26A0.png" xlink:type="simple" xlink:show="embed" xlink:actuate="onLoad">
            <text:p/>
          </draw:image>
        </draw:frame>
        <draw:frame draw:style-name="gr2" draw:text-style-name="P1" draw:layer="layout" svg:width="3.893cm" svg:height="3.068cm" draw:transform="rotate (3.1415926535892) translate (11.43cm 3.81cm)">
          <draw:image xlink:href="Pictures/1000020100000040000000371EEE26A0.png" xlink:type="simple" xlink:show="embed" xlink:actuate="onLoad">
            <text:p/>
          </draw:image>
        </draw:frame>
        <draw:frame draw:style-name="gr2" draw:text-style-name="P1" draw:layer="layout" svg:width="3.893cm" svg:height="3.068cm" svg:x="11.981cm" svg:y="0.742cm">
          <draw:image xlink:href="Pictures/1000020100000040000000371EEE26A0.png" xlink:type="simple" xlink:show="embed" xlink:actuate="onLoad">
            <text:p/>
          </draw:image>
        </draw:frame>
        <draw:frame draw:style-name="gr1" draw:text-style-name="P1" draw:layer="layout" svg:width="3.893cm" svg:height="3.068cm" draw:transform="rotate (3.1415926535892) translate (20.318cm 3.81cm)">
          <draw:image xlink:href="Pictures/1000020100000040000000371EEE26A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040000000370E51829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Peter Drahos</meta:initial-creator>
    <meta:creation-date>2007-01-03T13:09:36</meta:creation-date>
    <dc:creator>Peter Drahos</dc:creator>
    <dc:date>2007-01-03T13:20:25</dc:date>
    <dc:language>en-US</dc:language>
    <meta:editing-cycles>2</meta:editing-cycles>
    <meta:editing-duration>PT10M50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